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新宋体" svg:font-family="新宋体"/>
    <style:font-face style:name="F" svg:font-family="" style:font-family-generic="roman"/>
    <style:font-face style:name="Noto Sans Devanagari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Noto Sans Devanagari1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7.0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.7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8.4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4cm" fo:min-width="17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2.4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7.7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7.9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3.8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默认-title">
      <style:graphic-properties fo:min-height="2.219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7.5pt" style:font-size-asian="7.5pt" style:font-size-complex="7.5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Liberation Sans" fo:font-size="16.5pt" fo:font-style="normal" fo:text-shadow="none" style:text-underline-style="none" fo:font-weight="normal" style:letter-kerning="true" style:font-name-asian="微软雅黑1" style:font-size-asian="16.5pt" style:font-style-asian="normal" style:font-weight-asian="normal" style:font-name-complex="Noto Sans Devanagari1" style:font-size-complex="16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Noto Sans Devanagari1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微软雅黑" style:font-size-asian="9pt" style:font-style-asian="normal" style:font-name-complex="Noto Sans Devanagari1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Noto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Noto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Noto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Noto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18.899cm" svg:height="2.219cm" svg:x="-0.8cm" svg:y="17.181cm" presentation:class="title" presentation:user-transformed="true">
          <draw:text-box>
            <text:p><text:span text:style-name="T1">linux</text:span><text:span text:style-name="T1">答卷（中级）</text:span></text:p>
          </draw:text-box>
        </draw:frame>
        <draw:frame draw:style-name="gr1" draw:text-style-name="P2" draw:layer="layout" svg:width="17.592cm" svg:height="1.916cm" svg:x="2.608cm" svg:y="20.484cm">
          <draw:text-box>
            <text:p><text:span text:style-name="T2">(2): </text:span><text:span text:style-name="T2">示例中的两个字符串配置项，我觉</text:span><text:span text:style-name="T2">得没什么区别，都是数据。区别只在于解</text:span><text:span text:style-name="T2">析的时候加以区分。 </text:span></text:p>
            <text:p><text:span text:style-name="T2"><text:s/></text:span></text:p>
          </draw:text-box>
        </draw:frame>
        <draw:frame draw:style-name="gr2" draw:text-style-name="P2" draw:layer="layout" svg:width="2.226cm" svg:height="1.211cm" svg:x="1.6cm" svg:y="19.6cm">
          <draw:text-box>
            <text:p><text:span text:style-name="T2">第一题：</text:span></text:p>
          </draw:text-box>
        </draw:frame>
        <draw:frame draw:style-name="gr3" draw:text-style-name="P2" draw:layer="layout" svg:width="18.996cm" svg:height="1.916cm" svg:x="2.608cm" svg:y="21.484cm">
          <draw:text-box>
            <text:p><text:span text:style-name="T2">(3): </text:span><text:span text:style-name="T2">配置项属于典型的键值对结构，可以使用哈希表数据机构保存，原因哈希表占用空间较大，但是速度最快 </text:span></text:p>
            <text:p><text:span text:style-name="T2"><text:s/></text:span></text:p>
          </draw:text-box>
        </draw:frame>
        <draw:frame draw:style-name="gr4" draw:text-style-name="P2" draw:layer="layout" svg:width="18.423cm" svg:height="2.624cm" svg:x="2.6cm" svg:y="22.376cm">
          <draw:text-box>
            <text:p><text:span text:style-name="T2">(8): </text:span><text:span text:style-name="T2">动态内存分配在程序退出以后会由系统释放，如果希望进程在结束后自动释放资源有一个 </text:span><text:span text:style-name="T2">atexit </text:span><text:span text:style-name="T2">函数 </text:span></text:p>
            <text:p><text:span text:style-name="T2">可以注册一些函数 在进程结束时自动调用 </text:span></text:p>
            <text:p><text:span text:style-name="T2"><text:s/></text:span></text:p>
          </draw:text-box>
        </draw:frame>
        <draw:frame draw:style-name="gr5" draw:text-style-name="P2" draw:layer="layout" svg:width="12.909cm" svg:height="1.916cm" svg:x="2.691cm" svg:y="23.495cm">
          <draw:text-box>
            <text:p><text:span text:style-name="T2">(9): exit(3) <text:s/></text:span><text:span text:style-name="T2">括号中的数字 指的是进程的终止状态 <text:s text:c="2"/>使用 </text:span><text:span text:style-name="T2">echo $? </text:span><text:span text:style-name="T2">可查看</text:span></text:p>
            <text:p><text:span text:style-name="T2"/></text:p>
          </draw:text-box>
        </draw:frame>
        <draw:frame draw:style-name="gr2" draw:text-style-name="P2" draw:layer="layout" svg:width="2.226cm" svg:height="1.211cm" svg:x="1.6cm" svg:y="24.2cm">
          <draw:text-box>
            <text:p><text:span text:style-name="T2">第二题：</text:span></text:p>
          </draw:text-box>
        </draw:frame>
        <draw:frame draw:style-name="gr6" draw:text-style-name="P2" draw:layer="layout" svg:width="18.253cm" svg:height="1.916cm" svg:x="2.8cm" svg:y="25cm">
          <draw:text-box>
            <text:p><text:span text:style-name="T2">(5): <text:s/>pthread_create <text:s/></text:span><text:span text:style-name="T2">的最后一个参数 </text:span><text:span text:style-name="T2">parms <text:s/></text:span><text:span text:style-name="T2">为该函数的 栈变量 此变量在线程读取之前就可能被销毁掉</text:span></text:p>
            <text:p><text:span text:style-name="T2"><text:s/></text:span></text:p>
          </draw:text-box>
        </draw:frame>
        <draw:frame draw:style-name="gr2" draw:text-style-name="P2" draw:layer="layout" svg:width="2.226cm" svg:height="1.211cm" svg:x="1.547cm" svg:y="25.589cm">
          <draw:text-box>
            <text:p><text:span text:style-name="T2">第四题：</text:span></text:p>
          </draw:text-box>
        </draw:frame>
        <draw:frame draw:style-name="gr7" draw:text-style-name="P2" draw:layer="layout" svg:width="18.423cm" svg:height="1.916cm" svg:x="2.8cm" svg:y="26.084cm">
          <draw:text-box>
            <text:p><text:span text:style-name="T2">生产者消费者：</text:span><text:span text:style-name="T2">https://github.com/shenlan5581/shenlan5581.github.io/blob/master/learn/linux/condition.c</text:span></text:p>
            <text:p><text:span text:style-name="T2"><text:s/></text:span></text:p>
          </draw:text-box>
        </draw:frame>
        <draw:frame draw:style-name="gr8" draw:text-style-name="P2" draw:layer="layout" svg:width="14.372cm" svg:height="1.659cm" svg:x="2.8cm" svg:y="26.741cm">
          <draw:text-box>
            <text:p><text:span text:style-name="T2">未能找到贵公司初级职位的试卷。</text:span></text:p>
            <text:p><text:span text:style-name="T2">答卷中抱歉只答了知道的一些内容，其中配置和日志模块 </text:span></text:p>
            <text:p><text:span text:style-name="T2">应该涉及到 项目经验方面 具体实现 和一些技巧 ，但我欠缺实际的经验。</text:span></text:p>
            <text:p><text:span text:style-name="T2"/></text:p>
          </draw:text-box>
        </draw:frame>
        <draw:frame draw:style-name="gr9" draw:text-style-name="P3" draw:layer="layout" svg:width="1.662cm" svg:height="1.4cm" svg:x="3cm" svg:y="1.8cm">
          <draw:text-box>
            <text:p><text:span text:style-name="T3">邢柯</text:span></text:p>
          </draw:text-box>
        </draw:frame>
        <draw:frame draw:style-name="gr10" draw:text-style-name="P3" draw:layer="layout" svg:width="7.915cm" svg:height="2.511cm" svg:x="3.2cm" svg:y="3cm">
          <draw:text-box>
            <text:p><text:span text:style-name="T4">男</text:span><text:span text:style-name="T5">|</text:span><text:span text:style-name="T4">1986</text:span><text:span text:style-name="T4">年</text:span><text:span text:style-name="T4">4</text:span><text:span text:style-name="T4">月</text:span><text:span text:style-name="T5">|</text:span><text:span text:style-name="T4">已婚</text:span><text:span text:style-name="T6"><text:line-break/></text:span><text:span text:style-name="T6">现居住于河南 郑州</text:span><text:span text:style-name="T6">-</text:span><text:span text:style-name="T6">金水区</text:span><text:span text:style-name="T7">|</text:span><text:span text:style-name="T6">大专</text:span><text:span text:style-name="T7">|</text:span><text:span text:style-name="T8"> </text:span><text:span text:style-name="T8">户口河南</text:span><text:span text:style-name="T8">-</text:span><text:span text:style-name="T8">郑州</text:span><text:span text:style-name="T8"><text:line-break/></text:span><text:span text:style-name="T8">手机：</text:span><text:span text:style-name="T8">13937159810</text:span><text:span text:style-name="T8"><text:line-break/></text:span><text:span text:style-name="T8">E-mail</text:span><text:span text:style-name="T8">：</text:span><text:span text:style-name="T8">22542812@qq.com</text:span></text:p>
          </draw:text-box>
        </draw:frame>
        <draw:frame draw:style-name="gr10" draw:text-style-name="P3" draw:layer="layout" svg:width="5.265cm" svg:height="0.67cm" svg:x="3.135cm" svg:y="5.93cm">
          <draw:text-box>
            <text:p><text:span text:style-name="T9">我目前处于离职状态，可立即上岗</text:span></text:p>
          </draw:text-box>
        </draw:frame>
        <draw:frame draw:style-name="gr10" draw:text-style-name="P3" draw:layer="layout" svg:width="7.792cm" svg:height="1.987cm" svg:x="3.2cm" svg:y="7cm">
          <draw:text-box>
            <text:p text:style-name="P4"><text:span text:style-name="T10">2006/07 - 2009/07</text:span></text:p>
            <text:p><text:span text:style-name="T10">开封大学  环境艺术，装饰设计类  统招  大专</text:span></text:p>
            <text:p/>
          </draw:text-box>
        </draw:frame>
        <draw:frame draw:style-name="gr10" draw:text-style-name="P3" draw:layer="layout" svg:width="1.772cm" svg:height="1.089cm" svg:x="3.228cm" svg:y="8.711cm">
          <draw:text-box>
            <text:p>简介</text:p>
          </draw:text-box>
        </draw:frame>
        <draw:frame draw:style-name="gr10" draw:text-style-name="P6" draw:layer="layout" svg:width="16.331cm" svg:height="6.993cm" svg:x="3.6cm" svg:y="9.981cm">
          <draw:text-box>
            <text:p text:style-name="P5"><text:span text:style-name="T10">我是一名 </text:span><text:span text:style-name="T10">linux c/c++ <text:s/></text:span><text:span text:style-name="T10">自学者 <text:s/></text:span></text:p>
            <text:p text:style-name="P5"><text:span text:style-name="T10">之前从事装饰设计行业 有</text:span><text:span text:style-name="T10">ps 3dmax </text:span><text:span text:style-name="T10">使用经验 因为不喜欢行业环境（不想甘于现状） 所以转行。</text:span></text:p>
            <text:p text:style-name="P5"><text:span text:style-name="T10">基础方面知识基本掌握（大致从</text:span><text:span text:style-name="T10">[</text:span><text:span text:style-name="T10">操作系统</text:span><text:span text:style-name="T10">] </text:span><text:span text:style-name="T10">到 </text:span><text:span text:style-name="T10">[</text:span><text:span text:style-name="T10">设计模式</text:span><text:span text:style-name="T10">] )</text:span><text:span text:style-name="T10">， 现在感觉需要去做一些实际项目</text:span></text:p>
            <text:p text:style-name="P5"><text:span text:style-name="T10">（想少走些弯路），进一步提高自己。</text:span></text:p>
            <text:p text:style-name="P5"><text:span text:style-name="T10"/></text:p>
            <text:p text:style-name="P5"><text:span text:style-name="T10">所以投上简历，希望得到一个机会进入该行业，对薪资无要求。</text:span></text:p>
            <text:p text:style-name="P5"><text:span text:style-name="T10">自己有一定的学习能力，也喜欢钻研技术，更多希望把事情做的更好。</text:span></text:p>
            <text:p text:style-name="P5"><text:span text:style-name="T10">熟悉一些 </text:span><text:span text:style-name="T10">web </text:span><text:span text:style-name="T10">前端方面的技术 </text:span><text:span text:style-name="T10">html,css,php,js</text:span><text:span text:style-name="T10">。</text:span></text:p>
            <text:p text:style-name="P5"><text:span text:style-name="T10">意向为 </text:span><text:span text:style-name="T10">linux c/c++ </text:span><text:span text:style-name="T10">服务端开发</text:span></text:p>
            <text:p text:style-name="P5"><text:span text:style-name="T10"/></text:p>
            <text:p text:style-name="P5"><text:span text:style-name="T10">另有一些粗糙代码：</text:span></text:p>
            <text:p text:style-name="P5"><text:span text:style-name="T10">https://github.com/shenlan5581/service_finder <text:s text:c="2"/></text:span><text:span text:style-name="T10">微服务的服务发现</text:span></text:p>
            <text:p text:style-name="P5"><text:span text:style-name="T10">https://github.com/shenlan5581/web <text:s text:c="16"/>epoll+pthread_pool web </text:span></text:p>
            <text:p text:style-name="P5"><text:span text:style-name="T10">https://github.com/shenlan5581/file_service <text:s text:c="6"/></text:span><text:span text:style-name="T10">文件传输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新宋体" svg:font-family="新宋体"/>
    <style:font-face style:name="F" svg:font-family="" style:font-family-generic="roman"/>
    <style:font-face style:name="Noto Sans Devanagari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Noto Sans Devanagari1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Internet_20_链接" style:display-name="Internet 链接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脚注符" style:family="graphic">
      <style:paragraph-properties style:text-autospace="none"/>
    </style:style>
    <style:style style:name="尾注符" style:family="graphic">
      <style:paragraph-properties style:text-autospace="none"/>
    </style:style>
    <style:style style:name="表格标题" style:family="graphic">
      <style:paragraph-properties fo:margin-top="0cm" fo:margin-bottom="0.88cm" style:line-height-at-least="0.933cm" fo:text-align="center" style:text-autospace="none"/>
      <style:text-properties fo:color="#000000" fo:font-size="9pt" fo:font-weight="bold" style:font-size-asian="9pt" style:font-weight-asian="bold" style:font-size-complex="9pt" style:font-weight-complex="bold"/>
    </style:style>
    <style:style style:name="表格内容" style:family="graphic">
      <style:paragraph-properties fo:margin-top="0cm" fo:margin-bottom="0.88cm" style:line-height-at-least="0.933cm" style:text-autospace="none"/>
      <style:text-properties fo:color="#000000" fo:font-size="9pt" style:font-size-asian="9pt" style:font-size-complex="9pt"/>
    </style:style>
    <style:style style:name="页眉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页脚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发件人" style:family="graphic">
      <style:paragraph-properties style:text-autospace="none"/>
      <style:text-properties fo:font-style="italic" style:font-style-asian="italic" style:font-style-complex="italic"/>
    </style:style>
    <style:style style:name="水平线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索引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题注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88cm" style:text-autospace="none"/>
      <style:text-properties fo:color="#000000" style:font-name-asian="Noto Sans Devanagari" style:font-family-asian="'Noto Sans Devanagari'" style:font-family-generic-asian="swiss" style:font-size-asian="9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2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799999237060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8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默认" style:page-layout-name="PM1" draw:style-name="Mdp1">
      <draw:frame presentation:style-name="默认-title" draw:layer="backgroundobjects" svg:width="18.899cm" svg:height="4.958cm" svg:x="1.05cm" svg:y="1.18cm" presentation:class="title" presentation:placeholder="true">
        <draw:text-box/>
      </draw:frame>
      <draw:frame presentation:style-name="默认-outline1" draw:layer="backgroundobjects" svg:width="18.899cm" svg:height="17.226cm" svg:x="1.05cm" svg:y="6.946cm" presentation:class="outline" presentation:placeholder="true">
        <draw:text-box/>
      </draw:frame>
      <draw:frame presentation:style-name="Mpr1" draw:text-style-name="MP2" draw:layer="backgroundobjects" svg:width="4.892cm" svg:height="2.049cm" svg:x="1.05cm" svg:y="27.0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9cm" svg:x="7.179cm" svg:y="27.0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9cm" svg:x="15.054cm" svg:y="27.05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5:37:52.105501212</meta:creation-date>
    <dc:date>2018-02-25T23:40:25.508153689</dc:date>
    <meta:editing-duration>PT43M59S</meta:editing-duration>
    <meta:editing-cycles>5</meta:editing-cycles>
    <meta:generator>LibreOffice/5.2.7.2$Linux_X86_64 LibreOffice_project/20m0$Build-2</meta:generator>
    <meta:document-statistic meta:object-count="40"/>
  </office:meta>
</office:document-meta>
</file>